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e0c" officeooo:paragraph-rsid="00147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://heroku_71ptsgnk:pggnt83nptenkhkbefrtf5m6dm@ds137100.mlab.com:37100/heroku_71ptsg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44:34.799000000</meta:creation-date>
    <dc:date>2017-03-19T21:45:11.908000000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92" meta:non-whitespace-character-count="92"/>
    <meta:generator>LibreOffice/5.2.2.2$Windows_x86 LibreOffice_project/8f96e87c890bf8fa77463cd4b640a2312823f3ad</meta:generator>
  </office:meta>
</office:document-meta>
</file>